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ad27" officeooo:paragraph-rsid="0000ad27"/>
    </style:style>
    <style:style style:name="P2" style:family="paragraph" style:parent-style-name="Standard">
      <style:paragraph-properties style:line-height-at-least="0.3173in"/>
      <style:text-properties fo:font-size="14pt" officeooo:rsid="0000ad27" officeooo:paragraph-rsid="0000ad27" style:font-size-asian="12.25pt" style:font-size-complex="14pt"/>
    </style:style>
    <style:style style:name="P3" style:family="paragraph" style:parent-style-name="Standard">
      <style:paragraph-properties style:line-height-at-least="0.3173in"/>
      <style:text-properties fo:font-size="14pt" officeooo:rsid="0000ad27" officeooo:paragraph-rsid="0000ad27" style:font-size-asian="12.25pt" style:font-size-complex="14pt"/>
    </style:style>
    <style:style style:name="P4" style:family="paragraph" style:parent-style-name="Standard">
      <style:paragraph-properties fo:text-align="center" style:justify-single-word="false"/>
      <style:text-properties officeooo:rsid="0000ad27" officeooo:paragraph-rsid="0000ad27"/>
    </style:style>
    <style:style style:name="P5" style:family="paragraph" style:parent-style-name="Standard">
      <style:paragraph-properties fo:text-align="end" style:justify-single-word="false"/>
      <style:text-properties officeooo:rsid="0000ad27" officeooo:paragraph-rsid="0000ad27"/>
    </style:style>
    <style:style style:name="P6" style:family="paragraph" style:parent-style-name="Standard">
      <style:paragraph-properties style:line-height-at-least="0.3173in"/>
      <style:text-properties officeooo:rsid="0000ad27" officeooo:paragraph-rsid="0000ad27"/>
    </style:style>
    <style:style style:name="P7" style:family="paragraph" style:parent-style-name="Standard">
      <style:paragraph-properties fo:text-align="center" style:justify-single-word="false"/>
      <style:text-properties fo:font-size="32pt" officeooo:rsid="0000ad27" officeooo:paragraph-rsid="0000ad27" style:font-size-asian="32pt" style:font-size-complex="32pt"/>
    </style:style>
    <style:style style:name="T1" style:family="text">
      <style:text-properties officeooo:rsid="000ba5fc"/>
    </style:style>
    <style:style style:name="T2" style:family="text">
      <style:text-properties fo:font-size="14pt" style:font-size-asian="12.25pt" style:font-size-complex="14pt"/>
    </style:style>
    <style:style style:name="T3" style:family="text">
      <style:text-properties officeooo:rsid="0016ec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나는 누구인가?</text:p>
      <text:p text:style-name="P4"/>
      <text:p text:style-name="P5">20111166 신문방송학과</text:p>
      <text:p text:style-name="P5">윤재호</text:p>
      <text:p text:style-name="P1"/>
      <text:p text:style-name="P1"/>
      <text:p text:style-name="P1"/>
      <text:p text:style-name="P1"/>
      <text:p text:style-name="P1"/>
      <text:p text:style-name="P1"/>
      <text:p text:style-name="P6"><text:span text:style-name="T2"><text:tab/>저는 11학번이고 현재 5학년째 대학을 다니고 있습니다. 이미 졸업하고 직장을 다니고 있는 친구들과 석사를 다니고 있는 친구들도 많습니다. 하지만 전 지금껏 군 휴학을 제외하고는 단 한 번도 휴학을 하지 않았고 이번 학기 역시 21학점을 꽉꽉채워 듣고 있습니다. 그렇기 때문에 제 학점은 이미 졸업에 필요한 학점을 한참 넘었습니다. 제가 이렇게 학교를 오랫동안 다니게 된 이유는 복수전공을 뒤늦게 시작했기 때문입니다 .</text:span></text:p>
      <text:p text:style-name="P2"/>
      <text:p text:style-name="P2"><text:tab/>저는 신문방송학과에서 광고에 흥미를 느껴 광고 관련 강의들을 대부분 수강하고 친구들과 <text:s text:c="3"/>몇몇 공모전을 나가보기도 하였습니다. 저는 제가 고등학교 때부터 천상 문과라 생각해왔고 졸업을 하고 광고사로 취직할 것을 희망했었습니다. 하지만 3학년 때 교양 <text:span text:style-name="T1">c언어를 들어보자는 친구와 우연한 기회에 c언어 수업을 듣게 되었고 컴퓨터 화면에 “Hello world”라는 문구를 처음 찍었을 때부터 뭔가 가슴이 철렁했습니다. 어린 아이가 처음 정말 맘에 드는 장난감을 손에 잡았을 때의 느낌처럼 설레었습니다. 그 때를 시작으로 경영학을 복수전공했던 것을 취소하고 융합 소프트웨어 연계 전공을 시작했습니다. 처음에는 단순히 프로그래밍이 재밌었고 문과로 취직하더라도 이공계열에 대한 이해가 필요할 것이라고 생각했기 때문에 연계 전공을 시작했었습니다. 하지만 막상 소프트웨어를 공부하면서 생각보다 너무나 재밌었습니다. 스스로 배우고 싶어 동아리도 들어가고 잘하는 친구들에게 물어가면서 공부를 했습니다. 심지어 관련 컨퍼런스에도 신청을 하고 참가하 혼자 아무것도 모르는 채로 고개를 끄덕거리며 듣기도 했습니다.</text:span></text:p>
      <text:p text:style-name="P2"/>
      <text:p text:style-name="P2"><text:tab/>6학기를 마치고 저는 제 장래 진로에 대한 진지한 고민을 하여야 했습니다. 이대로 연계 전공 정도를 마치고 졸업을 한 후, 취업 시장에 뛰어드느냐, 아니면 뒤늦게 발견하고 재미를 느낀 프로그래밍을 제대로 공부하느냐에 대해 정말 많은 고민을 하였습니다. 광고에 전혀 흥미가 없는 것도 아니었고, 융합 소프트웨어로 배워도 충분할 수도 있었습니다. 실제로 융합 소프트웨어로 졸업한 학생들 중 일부는 소프트웨어 쪽으로 진로를 이어간 경우도 있었습니다. 또, 대학교를 들어온 이후로는 수학을 한 번도 공부한 적이 없고, 이전부터 계속하여 공부해 온 친구들과 경쟁을 해야 <text:soft-page-break/>한다는 점 또한 저를 고민하게 만들었습니다. 3학년을 마친 순간에 복수전공을, 그것도 공대를 복수전공한다는 것은 쉬운 고민은 아니었습니다. 하지만, 처음으로 제 손으로 프로그램을 완성시켰을 때 느꼈던 만족감은 제 결정을 할 수 있도록 도왔습니다. 저는 늦었지만 제 적성을 찾았다고 생각했고 7학기에 <text:s/>융합 소프트웨어 연계 전공을 취소하고 제대로 공부해보고자 컴퓨터 공학 복수전공을 시작하였습니다. </text:p>
      <text:p text:style-name="P2"/>
      <text:p text:style-name="P2"><text:tab/>힘들게 시작한 컴퓨터 공학이었기에 자연스럽게 애착이 갔고, 제 인생의 2장이라고 생각하였습니다. 융합 소프트웨어 때도 프로그래밍 공부는 하였지만 좀 더 본격적으로 공부할 수 있게 되었다고 생각하고 더 열심히 하게 되었습니다. 11학번이었지만 처음으로 시작한 복수전공이었기에 17학번 동생과 같은 조로 물리실험을 하기도 하고 족보같은 것들도 없었기에 졸업한 형들에게 사정을 하여 구하기도 하는 등 새롭게 시작한 복수전공은 쉽지 않았습니다. 하지만 복수전공을 시작한 지 1년이 된 지금은 전혀 후회하지 않습니다. 동기들보다도 한참 늦게 졸업을 하게 되고 그렇다고 프로그래밍에 뛰어난 소질을 보이고 있지는 않지만, 제가 하고 싶은 공부이기에 후회하지 않습니다. 남들보다는 조금 더 늦을 수는 있지만 그래도 발걸음을 쉬지 않고 걸어가다 보면 해낼 것이라고 생각합니다. 또한, 컴퓨터 공학을 공부하는 친구들과 비교해 제가 가지고 있는 장점 또한 분명히 있다고 생각합니다. 현업에서 프로그래머로서 일을 하다 보면 기획이나 마케팅 부서와 항상 협업을 하게 됩니다. 저는 양쪽의 학생들과 공모전들을 해봤고 이 경험을 살려 이 사이의 윤활유 역할을 하고 싶습니다. 개발자들의 불만은 개발쪽 기술 역량이나 한계를 무시한 기획이 문제고, 반대로 기획 부서에서는 기술적 가능성과 같은 부분이 부족할 수 있습니다. 저는 다른 개발자와는 다른 경험을 가지고 있는 점을 잘 살려 활용하고 싶습니다.</text:p>
      <text:p text:style-name="P2"/>
      <text:p text:style-name="P2"><text:tab/>저는 지금 <text:s/>커뮤니케이션 학부의 수업은 이 컨텐츠 기획론만을 수강하고 나머지 모든 수업은 컴퓨터 공학의 수업을 듣고 있습니다. 때문에 친숙한 건물도 <text:span text:style-name="T3">GA관이 아닌 AS관입니다. 사실상 공대생으로 생활하고 있고 늦게 시작한 공부들 때문에 힘든 생활을 하고 있지만 저는 컴퓨터 공학이라는 제 적성을 찾았고 이게 지금 저를 잘 나타내고 있는 것 같습니다. 밤 늦게까지라도 무언가를 제 손으로 만들고 완성시켰을 때의 희열은 그 동안의 고생을 모두 보상해주는 것 같습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7:04:37.743138100</meta:creation-date>
    <dc:date>2017-09-04T14:03:56.002008138</dc:date>
    <meta:editing-duration>PT49M43S</meta:editing-duration>
    <meta:editing-cycles>4</meta:editing-cycles>
    <meta:generator>LibreOffice/5.3.1.2$Linux_X86_64 LibreOffice_project/30m0$Build-2</meta:generator>
    <meta:document-statistic meta:table-count="0" meta:image-count="0" meta:object-count="0" meta:page-count="2" meta:paragraph-count="8" meta:word-count="1752" meta:character-count="2327" meta:non-whitespace-character-count="1775"/>
  </office:meta>
</office:document-meta>
</file>